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1.172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ubstrat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precurs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w.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ringenin</text:p>
          </table:table-cell>
          <table:table-cell office:value-type="string" calcext:value-type="string">
            <text:p>C15H12O5</text:p>
          </table:table-cell>
          <table:table-cell office:value-type="float" office:value="272.0685" calcext:value-type="float">
            <text:p>272.0685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ponciretin</text:p>
          </table:table-cell>
          <table:table-cell office:value-type="string" calcext:value-type="string">
            <text:p>C16H14O5</text:p>
          </table:table-cell>
          <table:table-cell office:value-type="float" office:value="286.0841" calcext:value-type="float">
            <text:p>286.0841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ponciretin</text:p>
          </table:table-cell>
          <table:table-cell office:value-type="string" calcext:value-type="string">
            <text:p>C16H14O5</text:p>
          </table:table-cell>
          <table:table-cell office:value-type="float" office:value="286.0841" calcext:value-type="float">
            <text:p>286.0841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2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riodictyol</text:p>
          </table:table-cell>
          <table:table-cell office:value-type="string" calcext:value-type="string">
            <text:p>C15H12O6</text:p>
          </table:table-cell>
          <table:table-cell office:value-type="float" office:value="288.0634" calcext:value-type="float">
            <text:p>288.0634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2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hesperetin</text:p>
          </table:table-cell>
          <table:table-cell office:value-type="string" calcext:value-type="string">
            <text:p>C16H14O6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2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hesperetin</text:p>
          </table:table-cell>
          <table:table-cell office:value-type="string" calcext:value-type="string">
            <text:p>C16H14O6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3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esperetin</text:p>
          </table:table-cell>
          <table:table-cell office:value-type="string" calcext:value-type="string">
            <text:p>C16H14O6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3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string" calcext:value-type="string">
            <text:p>C17H16O6</text:p>
          </table:table-cell>
          <table:table-cell office:value-type="float" office:value="316.0947" calcext:value-type="float">
            <text:p>316.0947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3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string" calcext:value-type="string">
            <text:p>C17H16O6</text:p>
          </table:table-cell>
          <table:table-cell office:value-type="float" office:value="316.0947" calcext:value-type="float">
            <text:p>316.09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ectrum tic below treshold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4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omoeriodictyol</text:p>
          </table:table-cell>
          <table:table-cell office:value-type="string" calcext:value-type="string">
            <text:p>C16H14O6</text:p>
          </table:table-cell>
          <table:table-cell office:value-type="float" office:value="302.079" calcext:value-type="float">
            <text:p>302.079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4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string" calcext:value-type="string">
            <text:p>C17H16O6</text:p>
          </table:table-cell>
          <table:table-cell office:value-type="float" office:value="316.0947" calcext:value-type="float">
            <text:p>316.0947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4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17H16O6</text:p>
          </table:table-cell>
          <table:table-cell office:value-type="float" office:value="316.0947" calcext:value-type="float">
            <text:p>316.0947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-ring and B-ring methylated, /evtl. Coeluting cmpd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4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string" calcext:value-type="string">
            <text:p>C17H16O6</text:p>
          </table:table-cell>
          <table:table-cell office:value-type="float" office:value="316.0947" calcext:value-type="float">
            <text:p>316.0947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5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pigenin</text:p>
          </table:table-cell>
          <table:table-cell office:value-type="string" calcext:value-type="string">
            <text:p>C15H10O5</text:p>
          </table:table-cell>
          <table:table-cell office:value-type="float" office:value="270.0528" calcext:value-type="float">
            <text:p>270.0528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5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78" calcext:value-type="float">
            <text:p>37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o idea wahst this i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5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5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6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uteolin</text:p>
          </table:table-cell>
          <table:table-cell office:value-type="string" calcext:value-type="string">
            <text:p>C15H10O6</text:p>
          </table:table-cell>
          <table:table-cell office:value-type="float" office:value="286.0477" calcext:value-type="float">
            <text:p>286.0477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6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-luteolin</text:p>
          </table:table-cell>
          <table:table-cell office:value-type="string" calcext:value-type="string">
            <text:p>C16H12O6</text:p>
          </table:table-cell>
          <table:table-cell office:value-type="float" office:value="300.0634" calcext:value-type="float">
            <text:p>300.0634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6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-luteolin</text:p>
          </table:table-cell>
          <table:table-cell office:value-type="string" calcext:value-type="string">
            <text:p>C16H12O6</text:p>
          </table:table-cell>
          <table:table-cell office:value-type="float" office:value="300.0634" calcext:value-type="float">
            <text:p>300.0634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mportant for compariso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7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osmetin</text:p>
          </table:table-cell>
          <table:table-cell office:value-type="string" calcext:value-type="string">
            <text:p>C15H10O6</text:p>
          </table:table-cell>
          <table:table-cell office:value-type="float" office:value="286.0477" calcext:value-type="float">
            <text:p>286.0477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7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7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8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rysoeriol</text:p>
          </table:table-cell>
          <table:table-cell office:value-type="string" calcext:value-type="string">
            <text:p>C15H10O6</text:p>
          </table:table-cell>
          <table:table-cell office:value-type="float" office:value="286.0477" calcext:value-type="float">
            <text:p>286.0477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8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8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9_nMS2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-coumaric acid</text:p>
          </table:table-cell>
          <table:table-cell office:value-type="string" calcext:value-type="string">
            <text:p>C9H8O3</text:p>
          </table:table-cell>
          <table:table-cell office:value-type="float" office:value="164.0473" calcext:value-type="float">
            <text:p>164.0473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0_nMS2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-coumaric acid</text:p>
          </table:table-cell>
          <table:table-cell office:value-type="string" calcext:value-type="string">
            <text:p>C9H8O3</text:p>
          </table:table-cell>
          <table:table-cell office:value-type="float" office:value="164.0473" calcext:value-type="float">
            <text:p>164.0473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1_nMS2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-coumaric acid</text:p>
          </table:table-cell>
          <table:table-cell office:value-type="string" calcext:value-type="string">
            <text:p>C9H8O3</text:p>
          </table:table-cell>
          <table:table-cell office:value-type="float" office:value="164.0473" calcext:value-type="float">
            <text:p>164.0473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2_nMS2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ffeic acid</text:p>
          </table:table-cell>
          <table:table-cell office:value-type="string" calcext:value-type="string">
            <text:p>C9H8O4</text:p>
          </table:table-cell>
          <table:table-cell office:value-type="float" office:value="180.0423" calcext:value-type="float">
            <text:p>180.0423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s-trans-isomers?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2_nMS2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ffeic acid</text:p>
          </table:table-cell>
          <table:table-cell office:value-type="string" calcext:value-type="string">
            <text:p>C9H8O4</text:p>
          </table:table-cell>
          <table:table-cell office:value-type="float" office:value="180.0423" calcext:value-type="float">
            <text:p>180.0423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s-trans-isomers?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3_nMS2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erulic acid</text:p>
          </table:table-cell>
          <table:table-cell office:value-type="string" calcext:value-type="string">
            <text:p>C10H10O4</text:p>
          </table:table-cell>
          <table:table-cell office:value-type="float" office:value="194.0579" calcext:value-type="float">
            <text:p>194.0579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s-trans-isomers?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3_nMS2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erulic acid</text:p>
          </table:table-cell>
          <table:table-cell office:value-type="string" calcext:value-type="string">
            <text:p>C10H10O4</text:p>
          </table:table-cell>
          <table:table-cell office:value-type="float" office:value="194.0579" calcext:value-type="float">
            <text:p>194.0579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s-trans-isomers?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4_nMS2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so-ferulic acid</text:p>
          </table:table-cell>
          <table:table-cell office:value-type="string" calcext:value-type="string">
            <text:p>C10H10O4</text:p>
          </table:table-cell>
          <table:table-cell office:value-type="float" office:value="194.0579" calcext:value-type="float">
            <text:p>194.0579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4_nMS2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methyl-caffeic acid</text:p>
          </table:table-cell>
          <table:table-cell office:value-type="string" calcext:value-type="string">
            <text:p>C11H12O4</text:p>
          </table:table-cell>
          <table:table-cell office:value-type="float" office:value="208.0736" calcext:value-type="float">
            <text:p>208.0736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5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aempferol</text:p>
          </table:table-cell>
          <table:table-cell office:value-type="string" calcext:value-type="string">
            <text:p>C15H10O6</text:p>
          </table:table-cell>
          <table:table-cell office:value-type="float" office:value="286.0477" calcext:value-type="float">
            <text:p>286.0477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5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5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5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16H12O6</text:p>
          </table:table-cell>
          <table:table-cell office:value-type="float" office:value="300.06339" calcext:value-type="float">
            <text:p>300.06339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ssible methylation at A-ring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6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ercetin</text:p>
          </table:table-cell>
          <table:table-cell office:value-type="string" calcext:value-type="string">
            <text:p>C15H10O7</text:p>
          </table:table-cell>
          <table:table-cell office:value-type="float" office:value="302.0427" calcext:value-type="float">
            <text:p>302.0427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6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6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53 fragment → could be methylated at B or C-ring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6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5" calcext:value-type="float">
            <text:p>4595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6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6" calcext:value-type="float">
            <text:p>4596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7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yricetin</text:p>
          </table:table-cell>
          <table:table-cell office:value-type="string" calcext:value-type="string">
            <text:p>C15H10O8</text:p>
          </table:table-cell>
          <table:table-cell office:value-type="float" office:value="318.0376" calcext:value-type="float">
            <text:p>318.0376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7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7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7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7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47" calcext:value-type="float">
            <text:p>34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7_pMS2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61" calcext:value-type="float">
            <text:p>36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WEB346_S_17_pMS2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61" calcext:value-type="float">
            <text:p>36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 </meta:initial-creator>
    <meta:creation-date>2015-08-06T11:55:35.671160576</meta:creation-date>
    <dc:date>2015-08-06T16:48:48.515265834</dc:date>
    <dc:creator>mori </dc:creator>
    <meta:editing-duration>PT4H37M49S</meta:editing-duration>
    <meta:editing-cycles>25</meta:editing-cycles>
    <meta:generator>LibreOffice/4.2.8.2$Linux_X86_64 LibreOffice_project/420m0$Build-2</meta:generator>
    <meta:document-statistic meta:table-count="1" meta:cell-count="687" meta:object-count="0"/>
  </office:meta>
</office:document-meta>
</file>